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GhostNode_Nonlocal_Deployment.yaml</text:p>
      <text:p text:style-name="Standard"/>
      <text:p text:style-name="Standard">ghostnode_beacon:</text:p>
      <text:p text:style-name="Standard"><text:s text:c="2"/>pair_id: EGB-4729</text:p>
      <text:p text:style-name="Standard"><text:s text:c="2"/>origin_node:</text:p>
      <text:p text:style-name="Standard"><text:s text:c="4"/>id: GN-ALPHA</text:p>
      <text:p text:style-name="Standard"><text:s text:c="4"/>location: Earth Orbit Base Alpha</text:p>
      <text:p text:style-name="Standard"><text:s text:c="2"/>target_node:</text:p>
      <text:p text:style-name="Standard"><text:s text:c="4"/>id: GN-OMEGA</text:p>
      <text:p text:style-name="Standard"><text:s text:c="4"/>deployment_type: phase_salted</text:p>
      <text:p text:style-name="Standard"><text:s text:c="4"/>dimension: GhostLayer-9</text:p>
      <text:p text:style-name="Standard"><text:s text:c="4"/>entanglement_key: QX-9774-LOCK</text:p>
      <text:p text:style-name="Standard"/>
      <text:p text:style-name="Standard">monitoring:</text:p>
      <text:p text:style-name="Standard"><text:s text:c="2"/>qol_logger:</text:p>
      <text:p text:style-name="Standard"><text:s text:c="4"/>enabled: true</text:p>
      <text:p text:style-name="Standard"><text:s text:c="4"/>sampling_rate: 0.01s</text:p>
      <text:p text:style-name="Standard"><text:s text:c="4"/>echo_sensitivity: ultra_high</text:p>
      <text:p text:style-name="Standard"><text:s text:c="4"/>anomaly_filters:</text:p>
      <text:p text:style-name="Standard"><text:s text:c="6"/>- "spectral_drift"</text:p>
      <text:p text:style-name="Standard"><text:s text:c="6"/>- "gravitational_wavelet"</text:p>
      <text:p text:style-name="Standard"><text:s text:c="6"/>- "quantum_flare"</text:p>
      <text:p text:style-name="Standard"/>
      <text:p text:style-name="Standard">engagement:</text:p>
      <text:p text:style-name="Standard"><text:s text:c="2"/>auto_bridge_on_echo: true</text:p>
      <text:p text:style-name="Standard"><text:s text:c="2"/>tunnel_type: spectral_phase_bloom</text:p>
      <text:p text:style-name="Standard"><text:s text:c="2"/>drive_systems:</text:p>
      <text:p text:style-name="Standard"><text:s text:c="4"/>- LazarusDrive</text:p>
      <text:p text:style-name="Standard"><text:s text:c="4"/>- FoldBubbleCompressor</text:p>
      <text:p text:style-name="Standard"><text:s text:c="2"/>ghostslip_ready: tru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2T23:09:54.149362000</meta:creation-date>
    <dc:date>2025-04-02T23:09:55.645753900</dc:date>
    <meta:editing-duration>PT1S</meta:editing-duration>
    <meta:editing-cycles>1</meta:editing-cycles>
    <meta:document-statistic meta:table-count="0" meta:image-count="0" meta:object-count="0" meta:page-count="1" meta:paragraph-count="27" meta:word-count="49" meta:character-count="613" meta:non-whitespace-character-count="509"/>
    <meta:generator>LibreOffice/25.2.1.2$Windows_X86_64 LibreOffice_project/d3abf4aee5fd705e4a92bba33a32f40bc4e56f49</meta:generator>
  </office:meta>
</office:document-meta>
</file>